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2.909cm"/>
    </style:style>
    <style:style style:name="Tabla2.B" style:family="table-column">
      <style:table-column-properties style:column-width="1.39cm"/>
    </style:style>
    <style:style style:name="Tabla2.C" style:family="table-column">
      <style:table-column-properties style:column-width="1.602cm"/>
    </style:style>
    <style:style style:name="Tabla2.D" style:family="table-column">
      <style:table-column-properties style:column-width="11.1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break-before="page" table:align="left"/>
    </style:style>
    <style:style style:name="Tabla6.A" style:family="table-column">
      <style:table-column-properties style:column-width="2.909cm"/>
    </style:style>
    <style:style style:name="Tabla6.B" style:family="table-column">
      <style:table-column-properties style:column-width="1.39cm"/>
    </style:style>
    <style:style style:name="Tabla6.C" style:family="table-column">
      <style:table-column-properties style:column-width="1.602cm"/>
    </style:style>
    <style:style style:name="Tabla6.D" style:family="table-column">
      <style:table-column-properties style:column-width="11.11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break-before="page" table:align="left"/>
    </style:style>
    <style:style style:name="Tabla5.A" style:family="table-column">
      <style:table-column-properties style:column-width="2.909cm"/>
    </style:style>
    <style:style style:name="Tabla5.B" style:family="table-column">
      <style:table-column-properties style:column-width="1.39cm"/>
    </style:style>
    <style:style style:name="Tabla5.C" style:family="table-column">
      <style:table-column-properties style:column-width="1.602cm"/>
    </style:style>
    <style:style style:name="Tabla5.D" style:family="table-column">
      <style:table-column-properties style:column-width="11.11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2.91cm" style:rel-column-width="11219*"/>
    </style:style>
    <style:style style:name="Tabla8.B" style:family="table-column">
      <style:table-column-properties style:column-width="1.39cm" style:rel-column-width="5358*"/>
    </style:style>
    <style:style style:name="Tabla8.C" style:family="table-column">
      <style:table-column-properties style:column-width="1.588cm" style:rel-column-width="6119*"/>
    </style:style>
    <style:style style:name="Tabla8.D" style:family="table-column">
      <style:table-column-properties style:column-width="11.113cm" style:rel-column-width="42839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break-before="page" table:align="left"/>
    </style:style>
    <style:style style:name="Tabla4.A" style:family="table-column">
      <style:table-column-properties style:column-width="2.909cm"/>
    </style:style>
    <style:style style:name="Tabla4.B" style:family="table-column">
      <style:table-column-properties style:column-width="1.404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1.11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0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fo:break-before="page" table:align="left"/>
    </style:style>
    <style:style style:name="Tabla3.A" style:family="table-column">
      <style:table-column-properties style:column-width="2.909cm"/>
    </style:style>
    <style:style style:name="Tabla3.B" style:family="table-column">
      <style:table-column-properties style:column-width="1.39cm"/>
    </style:style>
    <style:style style:name="Tabla3.C" style:family="table-column">
      <style:table-column-properties style:column-width="1.602cm"/>
    </style:style>
    <style:style style:name="Tabla3.D" style:family="table-column">
      <style:table-column-properties style:column-width="11.11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2.91cm" style:rel-column-width="11219*"/>
    </style:style>
    <style:style style:name="Tabla7.B" style:family="table-column">
      <style:table-column-properties style:column-width="1.39cm" style:rel-column-width="5358*"/>
    </style:style>
    <style:style style:name="Tabla7.C" style:family="table-column">
      <style:table-column-properties style:column-width="1.588cm" style:rel-column-width="6119*"/>
    </style:style>
    <style:style style:name="Tabla7.D" style:family="table-column">
      <style:table-column-properties style:column-width="11.113cm" style:rel-column-width="4283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746" officeooo:paragraph-rsid="00190746"/>
    </style:style>
    <style:style style:name="P2" style:family="paragraph" style:parent-style-name="Standard">
      <style:text-properties officeooo:paragraph-rsid="00198afd"/>
    </style:style>
    <style:style style:name="P3" style:family="paragraph" style:parent-style-name="Standard">
      <style:paragraph-properties fo:text-align="center" style:justify-single-word="false"/>
      <style:text-properties officeooo:rsid="0020d42c" officeooo:paragraph-rsid="0020d42c"/>
    </style:style>
    <style:style style:name="P4" style:family="paragraph" style:parent-style-name="Standard">
      <style:text-properties officeooo:paragraph-rsid="002561cb"/>
    </style:style>
    <style:style style:name="P5" style:family="paragraph" style:parent-style-name="Standard">
      <style:paragraph-properties fo:text-align="center" style:justify-single-word="false"/>
      <style:text-properties officeooo:rsid="002d8d7b" officeooo:paragraph-rsid="002d8d7b"/>
    </style:style>
    <style:style style:name="P6" style:family="paragraph" style:parent-style-name="Standard">
      <style:text-properties officeooo:rsid="002e9ed4" officeooo:paragraph-rsid="002e9ed4"/>
    </style:style>
    <style:style style:name="P7" style:family="paragraph" style:parent-style-name="Standard">
      <style:paragraph-properties fo:text-align="end" style:justify-single-word="false"/>
      <style:text-properties fo:font-size="20pt" officeooo:rsid="00190746" officeooo:paragraph-rsid="00190746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officeooo:rsid="00190746" officeooo:paragraph-rsid="00198afd"/>
    </style:style>
    <style:style style:name="P9" style:family="paragraph" style:parent-style-name="Table_20_Contents">
      <style:paragraph-properties fo:text-align="center" style:justify-single-word="false"/>
      <style:text-properties officeooo:rsid="00190746" officeooo:paragraph-rsid="002561cb"/>
    </style:style>
    <style:style style:name="P10" style:family="paragraph" style:parent-style-name="Table_20_Contents">
      <style:text-properties officeooo:rsid="00190746" officeooo:paragraph-rsid="00198afd"/>
    </style:style>
    <style:style style:name="P11" style:family="paragraph" style:parent-style-name="Table_20_Contents">
      <style:text-properties officeooo:rsid="00190746" officeooo:paragraph-rsid="002561cb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90746" officeooo:paragraph-rsid="00198af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90746" officeooo:paragraph-rsid="002561cb" style:font-weight-asian="bold" style:font-weight-complex="bold"/>
    </style:style>
    <style:style style:name="P14" style:family="paragraph" style:parent-style-name="Table_20_Contents">
      <style:text-properties fo:font-weight="bold" officeooo:rsid="00190746" officeooo:paragraph-rsid="00198afd" style:font-weight-asian="bold" style:font-weight-complex="bold"/>
    </style:style>
    <style:style style:name="P15" style:family="paragraph" style:parent-style-name="Table_20_Contents">
      <style:text-properties fo:font-weight="bold" officeooo:rsid="00190746" officeooo:paragraph-rsid="002561cb" style:font-weight-asian="bold" style:font-weight-complex="bold"/>
    </style:style>
    <style:style style:name="P16" style:family="paragraph" style:parent-style-name="Table_20_Contents">
      <style:text-properties fo:font-weight="bold" officeooo:rsid="00198afd" officeooo:paragraph-rsid="00198afd" style:font-weight-asian="bold" style:font-weight-complex="bold"/>
    </style:style>
    <style:style style:name="P17" style:family="paragraph" style:parent-style-name="Table_20_Contents">
      <style:text-properties fo:font-weight="bold" officeooo:rsid="002561cb" officeooo:paragraph-rsid="002561cb" style:font-weight-asian="bold" style:font-weight-complex="bold"/>
    </style:style>
    <style:style style:name="P18" style:family="paragraph" style:parent-style-name="Table_20_Contents">
      <style:text-properties officeooo:paragraph-rsid="00198afd"/>
    </style:style>
    <style:style style:name="P19" style:family="paragraph" style:parent-style-name="Table_20_Contents">
      <style:text-properties officeooo:rsid="0019fc46" officeooo:paragraph-rsid="0019fc46"/>
    </style:style>
    <style:style style:name="P20" style:family="paragraph" style:parent-style-name="Table_20_Contents">
      <style:text-properties officeooo:rsid="0019fc46" officeooo:paragraph-rsid="001c9011"/>
    </style:style>
    <style:style style:name="P21" style:family="paragraph" style:parent-style-name="Table_20_Contents">
      <style:text-properties officeooo:rsid="0019fc46" officeooo:paragraph-rsid="001e3060"/>
    </style:style>
    <style:style style:name="P22" style:family="paragraph" style:parent-style-name="Table_20_Contents">
      <style:text-properties officeooo:rsid="0019fc46" officeooo:paragraph-rsid="0020bb17"/>
    </style:style>
    <style:style style:name="P23" style:family="paragraph" style:parent-style-name="Table_20_Contents">
      <style:text-properties officeooo:rsid="0019fc46" officeooo:paragraph-rsid="002561cb"/>
    </style:style>
    <style:style style:name="P24" style:family="paragraph" style:parent-style-name="Table_20_Contents">
      <style:text-properties officeooo:rsid="0019fc46" officeooo:paragraph-rsid="002a524a"/>
    </style:style>
    <style:style style:name="P25" style:family="paragraph" style:parent-style-name="Table_20_Contents">
      <style:text-properties officeooo:rsid="0019fc46" officeooo:paragraph-rsid="002be96c"/>
    </style:style>
    <style:style style:name="P26" style:family="paragraph" style:parent-style-name="Table_20_Contents">
      <style:text-properties officeooo:rsid="0019fc46" officeooo:paragraph-rsid="0031a95f"/>
    </style:style>
    <style:style style:name="P27" style:family="paragraph" style:parent-style-name="Table_20_Contents">
      <style:text-properties officeooo:rsid="001bbd3a" officeooo:paragraph-rsid="001bbd3a"/>
    </style:style>
    <style:style style:name="P28" style:family="paragraph" style:parent-style-name="Table_20_Contents">
      <style:paragraph-properties fo:text-align="center" style:justify-single-word="false"/>
      <style:text-properties officeooo:rsid="001bbd3a" officeooo:paragraph-rsid="001bbd3a"/>
    </style:style>
    <style:style style:name="P29" style:family="paragraph" style:parent-style-name="Table_20_Contents">
      <style:text-properties officeooo:rsid="001bea51" officeooo:paragraph-rsid="001bea51"/>
    </style:style>
    <style:style style:name="P30" style:family="paragraph" style:parent-style-name="Table_20_Contents">
      <style:text-properties officeooo:rsid="001bea51" officeooo:paragraph-rsid="002270e3"/>
    </style:style>
    <style:style style:name="P31" style:family="paragraph" style:parent-style-name="Table_20_Contents">
      <style:text-properties officeooo:rsid="001bea51" officeooo:paragraph-rsid="0023ad1f"/>
    </style:style>
    <style:style style:name="P32" style:family="paragraph" style:parent-style-name="Table_20_Contents">
      <style:text-properties officeooo:rsid="001bea51" officeooo:paragraph-rsid="002be96c"/>
    </style:style>
    <style:style style:name="P33" style:family="paragraph" style:parent-style-name="Table_20_Contents">
      <style:text-properties officeooo:rsid="001e3060" officeooo:paragraph-rsid="001e3060"/>
    </style:style>
    <style:style style:name="P34" style:family="paragraph" style:parent-style-name="Table_20_Contents">
      <style:paragraph-properties fo:text-align="center" style:justify-single-word="false"/>
      <style:text-properties officeooo:rsid="001e3060" officeooo:paragraph-rsid="001e3060"/>
    </style:style>
    <style:style style:name="P35" style:family="paragraph" style:parent-style-name="Table_20_Contents">
      <style:text-properties officeooo:rsid="001e3060" officeooo:paragraph-rsid="001eb4d8"/>
    </style:style>
    <style:style style:name="P36" style:family="paragraph" style:parent-style-name="Table_20_Contents">
      <style:text-properties officeooo:rsid="001eb4d8" officeooo:paragraph-rsid="001eb4d8"/>
    </style:style>
    <style:style style:name="P37" style:family="paragraph" style:parent-style-name="Table_20_Contents">
      <style:paragraph-properties fo:text-align="center" style:justify-single-word="false"/>
      <style:text-properties officeooo:rsid="001eb4d8" officeooo:paragraph-rsid="001eb4d8"/>
    </style:style>
    <style:style style:name="P38" style:family="paragraph" style:parent-style-name="Table_20_Contents">
      <style:paragraph-properties fo:text-align="center" style:justify-single-word="false"/>
      <style:text-properties officeooo:rsid="001f74f3" officeooo:paragraph-rsid="001f74f3"/>
    </style:style>
    <style:style style:name="P39" style:family="paragraph" style:parent-style-name="Table_20_Contents">
      <style:text-properties officeooo:rsid="001f74f3" officeooo:paragraph-rsid="001f74f3"/>
    </style:style>
    <style:style style:name="P40" style:family="paragraph" style:parent-style-name="Table_20_Contents">
      <style:text-properties officeooo:paragraph-rsid="002561cb"/>
    </style:style>
    <style:style style:name="P41" style:family="paragraph" style:parent-style-name="Table_20_Contents">
      <style:text-properties officeooo:rsid="00198afd" officeooo:paragraph-rsid="00198afd"/>
    </style:style>
    <style:style style:name="P42" style:family="paragraph" style:parent-style-name="Table_20_Contents">
      <style:text-properties officeooo:rsid="00198afd" officeooo:paragraph-rsid="001c9011"/>
    </style:style>
    <style:style style:name="P43" style:family="paragraph" style:parent-style-name="Table_20_Contents">
      <style:text-properties officeooo:rsid="00198afd" officeooo:paragraph-rsid="002561cb"/>
    </style:style>
    <style:style style:name="P44" style:family="paragraph" style:parent-style-name="Table_20_Contents">
      <style:text-properties officeooo:rsid="0020bb17" officeooo:paragraph-rsid="0020bb17"/>
    </style:style>
    <style:style style:name="P45" style:family="paragraph" style:parent-style-name="Table_20_Contents">
      <style:paragraph-properties fo:text-align="center" style:justify-single-word="false"/>
      <style:text-properties officeooo:rsid="0020bb17" officeooo:paragraph-rsid="0020bb17"/>
    </style:style>
    <style:style style:name="P46" style:family="paragraph" style:parent-style-name="Table_20_Contents">
      <style:text-properties officeooo:rsid="0020bb17" officeooo:paragraph-rsid="002745b9"/>
    </style:style>
    <style:style style:name="P47" style:family="paragraph" style:parent-style-name="Table_20_Contents">
      <style:text-properties officeooo:rsid="0020bb17" officeooo:paragraph-rsid="0020d42c"/>
    </style:style>
    <style:style style:name="P48" style:family="paragraph" style:parent-style-name="Table_20_Contents">
      <style:text-properties officeooo:rsid="0020d42c" officeooo:paragraph-rsid="0020d42c"/>
    </style:style>
    <style:style style:name="P49" style:family="paragraph" style:parent-style-name="Table_20_Contents">
      <style:paragraph-properties fo:text-align="center" style:justify-single-word="false"/>
      <style:text-properties officeooo:rsid="0020d42c" officeooo:paragraph-rsid="0020d42c"/>
    </style:style>
    <style:style style:name="P50" style:family="paragraph" style:parent-style-name="Table_20_Contents">
      <style:text-properties officeooo:rsid="0020d42c" officeooo:paragraph-rsid="00293a4d"/>
    </style:style>
    <style:style style:name="P51" style:family="paragraph" style:parent-style-name="Table_20_Contents">
      <style:text-properties officeooo:rsid="002270e3" officeooo:paragraph-rsid="002270e3"/>
    </style:style>
    <style:style style:name="P52" style:family="paragraph" style:parent-style-name="Table_20_Contents">
      <style:paragraph-properties fo:text-align="center" style:justify-single-word="false"/>
      <style:text-properties officeooo:rsid="002270e3" officeooo:paragraph-rsid="002270e3"/>
    </style:style>
    <style:style style:name="P53" style:family="paragraph" style:parent-style-name="Table_20_Contents">
      <style:text-properties officeooo:rsid="0023ad1f" officeooo:paragraph-rsid="0023ad1f"/>
    </style:style>
    <style:style style:name="P54" style:family="paragraph" style:parent-style-name="Table_20_Contents">
      <style:paragraph-properties fo:text-align="center" style:justify-single-word="false"/>
      <style:text-properties officeooo:rsid="0023ad1f" officeooo:paragraph-rsid="0023ad1f"/>
    </style:style>
    <style:style style:name="P55" style:family="paragraph" style:parent-style-name="Table_20_Contents">
      <style:text-properties officeooo:rsid="0023ad1f" officeooo:paragraph-rsid="002be96c"/>
    </style:style>
    <style:style style:name="P56" style:family="paragraph" style:parent-style-name="Table_20_Contents">
      <style:text-properties officeooo:rsid="002561cb" officeooo:paragraph-rsid="002561cb"/>
    </style:style>
    <style:style style:name="P57" style:family="paragraph" style:parent-style-name="Table_20_Contents">
      <style:paragraph-properties fo:text-align="center" style:justify-single-word="false"/>
      <style:text-properties officeooo:rsid="002561cb" officeooo:paragraph-rsid="002561cb"/>
    </style:style>
    <style:style style:name="P58" style:family="paragraph" style:parent-style-name="Table_20_Contents">
      <style:paragraph-properties fo:text-align="center" style:justify-single-word="false"/>
      <style:text-properties officeooo:rsid="002745b9" officeooo:paragraph-rsid="002745b9"/>
    </style:style>
    <style:style style:name="P59" style:family="paragraph" style:parent-style-name="Table_20_Contents">
      <style:paragraph-properties fo:text-align="center" style:justify-single-word="false"/>
      <style:text-properties officeooo:rsid="00293a4d" officeooo:paragraph-rsid="00293a4d"/>
    </style:style>
    <style:style style:name="P60" style:family="paragraph" style:parent-style-name="Table_20_Contents">
      <style:text-properties officeooo:rsid="00293a4d" officeooo:paragraph-rsid="00293a4d"/>
    </style:style>
    <style:style style:name="P61" style:family="paragraph" style:parent-style-name="Table_20_Contents">
      <style:paragraph-properties fo:text-align="center" style:justify-single-word="false"/>
      <style:text-properties officeooo:rsid="002a524a" officeooo:paragraph-rsid="002a524a"/>
    </style:style>
    <style:style style:name="P62" style:family="paragraph" style:parent-style-name="Table_20_Contents">
      <style:text-properties officeooo:rsid="002a524a" officeooo:paragraph-rsid="002a524a"/>
    </style:style>
    <style:style style:name="P63" style:family="paragraph" style:parent-style-name="Table_20_Contents">
      <style:paragraph-properties fo:text-align="center" style:justify-single-word="false"/>
      <style:text-properties officeooo:rsid="002be96c" officeooo:paragraph-rsid="002be96c"/>
    </style:style>
    <style:style style:name="P64" style:family="paragraph" style:parent-style-name="Table_20_Contents">
      <style:text-properties officeooo:rsid="002be96c" officeooo:paragraph-rsid="002be96c"/>
    </style:style>
    <style:style style:name="P65" style:family="paragraph" style:parent-style-name="Table_20_Contents">
      <style:text-properties fo:font-style="normal" officeooo:rsid="002e9ed4" officeooo:paragraph-rsid="002e9ed4" style:font-style-asian="normal" style:font-style-complex="normal"/>
    </style:style>
    <style:style style:name="P66" style:family="paragraph" style:parent-style-name="Table_20_Contents">
      <style:text-properties officeooo:rsid="002ffc83" officeooo:paragraph-rsid="002ffc83"/>
    </style:style>
    <style:style style:name="P67" style:family="paragraph" style:parent-style-name="Table_20_Contents">
      <style:paragraph-properties fo:text-align="center" style:justify-single-word="false"/>
      <style:text-properties officeooo:rsid="002ffc83" officeooo:paragraph-rsid="002ffc83"/>
    </style:style>
    <style:style style:name="P68" style:family="paragraph" style:parent-style-name="Table_20_Contents">
      <style:paragraph-properties fo:text-align="center" style:justify-single-word="false"/>
      <style:text-properties officeooo:rsid="002d8d7b" officeooo:paragraph-rsid="002d8d7b"/>
    </style:style>
    <style:style style:name="P69" style:family="paragraph" style:parent-style-name="Table_20_Contents">
      <style:text-properties officeooo:rsid="002d8d7b" officeooo:paragraph-rsid="002d8d7b"/>
    </style:style>
    <style:style style:name="P70" style:family="paragraph" style:parent-style-name="Table_20_Contents">
      <style:text-properties officeooo:rsid="002d8d7b" officeooo:paragraph-rsid="002e9ed4"/>
    </style:style>
    <style:style style:name="P71" style:family="paragraph" style:parent-style-name="Table_20_Contents">
      <style:text-properties officeooo:rsid="002e9ed4" officeooo:paragraph-rsid="002e9ed4"/>
    </style:style>
    <style:style style:name="P72" style:family="paragraph" style:parent-style-name="Table_20_Contents">
      <style:text-properties officeooo:rsid="0031a95f" officeooo:paragraph-rsid="0031a95f"/>
    </style:style>
    <style:style style:name="P73" style:family="paragraph" style:parent-style-name="Table_20_Contents">
      <style:text-properties officeooo:rsid="0031a95f" officeooo:paragraph-rsid="0032a5b7"/>
    </style:style>
    <style:style style:name="P74" style:family="paragraph" style:parent-style-name="Table_20_Contents">
      <style:text-properties officeooo:rsid="0032a5b7" officeooo:paragraph-rsid="0032a5b7"/>
    </style:style>
    <style:style style:name="P75" style:family="paragraph" style:parent-style-name="Standard">
      <style:paragraph-properties fo:break-before="page"/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76" style:family="paragraph" style:parent-style-name="Standard"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77" style:family="paragraph" style:parent-style-name="Table_20_Contents" style:list-style-name="L1">
      <style:text-properties officeooo:paragraph-rsid="00198afd"/>
    </style:style>
    <style:style style:name="P78" style:family="paragraph" style:parent-style-name="Table_20_Contents" style:list-style-name="L1">
      <style:text-properties officeooo:paragraph-rsid="002561cb"/>
    </style:style>
    <style:style style:name="P79" style:family="paragraph" style:parent-style-name="Table_20_Contents" style:list-style-name="L1">
      <style:text-properties officeooo:rsid="001c9011" officeooo:paragraph-rsid="001c9011"/>
    </style:style>
    <style:style style:name="P80" style:family="paragraph" style:parent-style-name="Table_20_Contents" style:list-style-name="L1">
      <style:text-properties officeooo:rsid="0020bb17" officeooo:paragraph-rsid="0020bb17"/>
    </style:style>
    <style:style style:name="P81" style:family="paragraph" style:parent-style-name="Table_20_Contents" style:list-style-name="L1">
      <style:text-properties officeooo:rsid="0020bb17" officeooo:paragraph-rsid="002745b9"/>
    </style:style>
    <style:style style:name="P82" style:family="paragraph" style:parent-style-name="Table_20_Contents" style:list-style-name="L1">
      <style:text-properties officeooo:rsid="002561cb" officeooo:paragraph-rsid="002561cb"/>
    </style:style>
    <style:style style:name="P83" style:family="paragraph" style:parent-style-name="Table_20_Contents" style:list-style-name="L1">
      <style:text-properties officeooo:rsid="002561cb" officeooo:paragraph-rsid="002be96c"/>
    </style:style>
    <style:style style:name="P84" style:family="paragraph" style:parent-style-name="Table_20_Contents" style:list-style-name="L1">
      <style:text-properties officeooo:rsid="002561cb" officeooo:paragraph-rsid="0031a95f"/>
    </style:style>
    <style:style style:name="P85" style:family="paragraph" style:parent-style-name="Table_20_Contents" style:list-style-name="L1">
      <style:text-properties officeooo:rsid="002a524a" officeooo:paragraph-rsid="002a524a"/>
    </style:style>
    <style:style style:name="P86" style:family="paragraph" style:parent-style-name="Table_20_Contents" style:list-style-name="L1">
      <style:text-properties officeooo:rsid="002be96c" officeooo:paragraph-rsid="002be96c"/>
    </style:style>
    <style:style style:name="P87" style:family="paragraph" style:parent-style-name="Table_20_Contents" style:list-style-name="L1">
      <style:text-properties fo:font-style="normal" officeooo:rsid="002d8d7b" officeooo:paragraph-rsid="002d8d7b" style:font-style-asian="normal" style:font-style-complex="normal"/>
    </style:style>
    <style:style style:name="P88" style:family="paragraph" style:parent-style-name="Table_20_Contents" style:list-style-name="L1">
      <style:text-properties officeooo:rsid="0031a95f" officeooo:paragraph-rsid="0031a95f"/>
    </style:style>
    <style:style style:name="T1" style:family="text">
      <style:text-properties officeooo:rsid="0019fc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9011" style:font-style-asian="italic" style:font-style-complex="italic"/>
    </style:style>
    <style:style style:name="T4" style:family="text">
      <style:text-properties fo:font-style="italic" officeooo:rsid="001e3060" style:font-style-asian="italic" style:font-style-complex="italic"/>
    </style:style>
    <style:style style:name="T5" style:family="text">
      <style:text-properties fo:font-style="italic" officeooo:rsid="0020bb17" style:font-style-asian="italic" style:font-style-complex="italic"/>
    </style:style>
    <style:style style:name="T6" style:family="text">
      <style:text-properties fo:font-style="italic" officeooo:rsid="002270e3" style:font-style-asian="italic" style:font-style-complex="italic"/>
    </style:style>
    <style:style style:name="T7" style:family="text">
      <style:text-properties fo:font-style="italic" officeooo:rsid="0023ad1f" style:font-style-asian="italic" style:font-style-complex="italic"/>
    </style:style>
    <style:style style:name="T8" style:family="text">
      <style:text-properties fo:font-style="italic" officeooo:rsid="002561cb" style:font-style-asian="italic" style:font-style-complex="italic"/>
    </style:style>
    <style:style style:name="T9" style:family="text">
      <style:text-properties fo:font-style="italic" officeooo:rsid="002745b9" style:font-style-asian="italic" style:font-style-complex="italic"/>
    </style:style>
    <style:style style:name="T10" style:family="text">
      <style:text-properties fo:font-style="italic" officeooo:rsid="00293a4d" style:font-style-asian="italic" style:font-style-complex="italic"/>
    </style:style>
    <style:style style:name="T11" style:family="text">
      <style:text-properties fo:font-style="italic" officeooo:rsid="002be96c" style:font-style-asian="italic" style:font-style-complex="italic"/>
    </style:style>
    <style:style style:name="T12" style:family="text">
      <style:text-properties fo:font-style="italic" officeooo:rsid="002e9ed4" style:font-style-asian="italic" style:font-style-complex="italic"/>
    </style:style>
    <style:style style:name="T13" style:family="text">
      <style:text-properties fo:font-style="italic" officeooo:rsid="002ffc83" style:font-style-asian="italic" style:font-style-complex="italic"/>
    </style:style>
    <style:style style:name="T14" style:family="text">
      <style:text-properties fo:font-style="italic" officeooo:rsid="0031a95f" style:font-style-asian="italic" style:font-style-complex="italic"/>
    </style:style>
    <style:style style:name="T15" style:family="text">
      <style:text-properties fo:font-style="italic" officeooo:rsid="0032a5b7" style:font-style-asian="italic" style:font-style-complex="italic"/>
    </style:style>
    <style:style style:name="T16" style:family="text">
      <style:text-properties fo:font-style="italic" fo:font-weight="normal" officeooo:rsid="00190746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745b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561c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98afd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c9011" style:font-style-asian="normal" style:font-style-complex="normal"/>
    </style:style>
    <style:style style:name="T22" style:family="text">
      <style:text-properties fo:font-style="normal" officeooo:rsid="001e3060" style:font-style-asian="normal" style:font-style-complex="normal"/>
    </style:style>
    <style:style style:name="T23" style:family="text">
      <style:text-properties fo:font-style="normal" officeooo:rsid="001eb4d8" style:font-style-asian="normal" style:font-style-complex="normal"/>
    </style:style>
    <style:style style:name="T24" style:family="text">
      <style:text-properties fo:font-style="normal" officeooo:rsid="002270e3" style:font-style-asian="normal" style:font-style-complex="normal"/>
    </style:style>
    <style:style style:name="T25" style:family="text">
      <style:text-properties fo:font-style="normal" officeooo:rsid="0023ad1f" style:font-style-asian="normal" style:font-style-complex="normal"/>
    </style:style>
    <style:style style:name="T26" style:family="text">
      <style:text-properties fo:font-style="normal" officeooo:rsid="002561cb" style:font-style-asian="normal" style:font-style-complex="normal"/>
    </style:style>
    <style:style style:name="T27" style:family="text">
      <style:text-properties fo:font-style="normal" officeooo:rsid="002745b9" style:font-style-asian="normal" style:font-style-complex="normal"/>
    </style:style>
    <style:style style:name="T28" style:family="text">
      <style:text-properties fo:font-style="normal" officeooo:rsid="00293a4d" style:font-style-asian="normal" style:font-style-complex="normal"/>
    </style:style>
    <style:style style:name="T29" style:family="text">
      <style:text-properties fo:font-style="normal" officeooo:rsid="002a524a" style:font-style-asian="normal" style:font-style-complex="normal"/>
    </style:style>
    <style:style style:name="T30" style:family="text">
      <style:text-properties fo:font-style="normal" officeooo:rsid="002be96c" style:font-style-asian="normal" style:font-style-complex="normal"/>
    </style:style>
    <style:style style:name="T31" style:family="text">
      <style:text-properties fo:font-style="normal" officeooo:rsid="002e9ed4" style:font-style-asian="normal" style:font-style-complex="normal"/>
    </style:style>
    <style:style style:name="T32" style:family="text">
      <style:text-properties fo:font-style="normal" officeooo:rsid="0032a5b7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9074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0d42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745b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a524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be96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1a95f" style:font-style-asian="normal" style:font-weight-asian="normal" style:font-style-complex="normal" style:font-weight-complex="normal"/>
    </style:style>
    <style:style style:name="T40" style:family="text">
      <style:text-properties officeooo:rsid="001bea51"/>
    </style:style>
    <style:style style:name="T41" style:family="text">
      <style:text-properties officeooo:rsid="001c9011"/>
    </style:style>
    <style:style style:name="T42" style:family="text">
      <style:text-properties officeooo:rsid="001e3060"/>
    </style:style>
    <style:style style:name="T43" style:family="text">
      <style:text-properties officeooo:rsid="001eb4d8"/>
    </style:style>
    <style:style style:name="T44" style:family="text">
      <style:text-properties officeooo:rsid="0020d42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90746" style:font-weight-asian="normal" style:font-weight-complex="normal"/>
    </style:style>
    <style:style style:name="T47" style:family="text">
      <style:text-properties fo:font-weight="normal" officeooo:rsid="00198afd" style:font-weight-asian="normal" style:font-weight-complex="normal"/>
    </style:style>
    <style:style style:name="T48" style:family="text">
      <style:text-properties fo:font-weight="normal" officeooo:rsid="002a524a" style:font-weight-asian="normal" style:font-weight-complex="normal"/>
    </style:style>
    <style:style style:name="T49" style:family="text">
      <style:text-properties officeooo:rsid="002270e3"/>
    </style:style>
    <style:style style:name="T50" style:family="text">
      <style:text-properties officeooo:rsid="0023ad1f"/>
    </style:style>
    <style:style style:name="T51" style:family="text">
      <style:text-properties officeooo:rsid="002561cb"/>
    </style:style>
    <style:style style:name="T52" style:family="text">
      <style:text-properties officeooo:rsid="00293a4d"/>
    </style:style>
    <style:style style:name="T53" style:family="text">
      <style:text-properties officeooo:rsid="002a524a"/>
    </style:style>
    <style:style style:name="T54" style:family="text">
      <style:text-properties officeooo:rsid="002be96c"/>
    </style:style>
    <style:style style:name="T55" style:family="text">
      <style:text-properties officeooo:rsid="002d8d7b"/>
    </style:style>
    <style:style style:name="T56" style:family="text">
      <style:text-properties officeooo:rsid="002ffc83"/>
    </style:style>
    <style:style style:name="T57" style:family="text">
      <style:text-properties officeooo:rsid="0031a95f"/>
    </style:style>
    <style:style style:name="T58" style:family="text">
      <style:text-properties officeooo:rsid="00361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76">CASOS DE USO: UAVCommander</text:p>
      <text:p text:style-name="P1"/>
      <text:p text:style-name="P1"/>
      <text:p text:style-name="P1"/>
      <text:p text:style-name="P1"/>
      <text:p text:style-name="P7">Versión 1.0</text:p>
      <text:p text:style-name="P7">Pedro Arias Pérez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-01</text:p>
          </table:table-cell>
          <table:table-cell table:style-name="Tabla2.B1" table:number-columns-spanned="3" office:value-type="string">
            <text:p text:style-name="P16">Caracterización de una aeronave y su carga de pag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4">Versión</text:p>
          </table:table-cell>
          <table:table-cell table:style-name="Tabla2.B2" table:number-columns-spanned="3" office:value-type="string">
            <text:p text:style-name="P41">v1.0 - 25/01/2020 - Pedro Arias Pérez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4">Dependencias</text:p>
          </table:table-cell>
          <table:table-cell table:style-name="Tabla2.B2" table:number-columns-spanned="3" office:value-type="string">
            <text:list xml:id="list1693183946" text:style-name="L1">
              <text:list-item>
                <text:p text:style-name="P77"/>
              </text:list-item>
            </text:list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4">Descripción</text:p>
          </table:table-cell>
          <table:table-cell table:style-name="Tabla2.B2" table:number-columns-spanned="3" office:value-type="string">
            <text:p text:style-name="P19">La aplicación deberá comportarse como se describe en el caso de uso cuando <text:span text:style-name="T2">el operario introduzca los parámetros de caracterización de la aeronave y su carga de pag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4">Precondición</text:p>
          </table:table-cell>
          <table:table-cell table:style-name="Tabla2.B2" table:number-columns-spanned="3" office:value-type="string">
            <text:p text:style-name="P19">La aplicación debe estar <text:span text:style-name="T41">abierta y </text:span>en ejecución<text:span text:style-name="T20">.</text:span></text:p>
          </table:table-cell>
          <table:covered-table-cell/>
          <table:covered-table-cell/>
        </table:table-row>
        <table:table-row>
          <table:table-cell table:style-name="Tabla2.A2" table:number-rows-spanned="10" office:value-type="string">
            <text:p text:style-name="P14">Secuencia normal</text:p>
          </table:table-cell>
          <table:table-cell table:style-name="Tabla2.A2" office:value-type="string">
            <text:p text:style-name="P14">Paso</text:p>
          </table:table-cell>
          <table:table-cell table:style-name="Tabla2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8">1</text:p>
          </table:table-cell>
          <table:table-cell table:style-name="Tabla2.B2" table:number-columns-spanned="2" office:value-type="string">
            <text:p text:style-name="P19">El operario pincha sobre <text:span text:style-name="T2">Setup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8">2</text:p>
          </table:table-cell>
          <table:table-cell table:style-name="Tabla2.B2" table:number-columns-spanned="2" office:value-type="string">
            <text:p text:style-name="P27">El operario completa los diferentes campos requeridos sobre la configuración de la aeronave. Todo aquel parámetro que permanezca en bla<text:span text:style-name="T58">n</text:span>co tomará un valor nulo.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8">3</text:p>
          </table:table-cell>
          <table:table-cell table:style-name="Tabla2.B2" table:number-columns-spanned="2" office:value-type="string">
            <text:p text:style-name="P27">El operario, tras comprobar los datos introducidos, pincha sobre <text:span text:style-name="T42">el</text:span> botón <text:span text:style-name="T2">Submit </text:span><text:span text:style-name="T20">para caracterizar la aeronave y su carga de pago.</text:span>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8">4</text:p>
          </table:table-cell>
          <table:table-cell table:style-name="Tabla2.B2" table:number-columns-spanned="2" office:value-type="string">
            <text:p text:style-name="P27">En caso de que el operario detectase un error en los datos introducidos tras haber completado el Paso 3.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27">4.1</text:p>
          </table:table-cell>
          <table:table-cell table:style-name="Tabla2.B2" office:value-type="string">
            <text:p text:style-name="P27">El operario modifica <text:span text:style-name="T41">los</text:span> parámetros incorrectos sobre el formulario, dejando los datos correctos intactos.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27">4.2</text:p>
          </table:table-cell>
          <table:table-cell table:style-name="Tabla2.B2" office:value-type="string">
            <text:p text:style-name="P27">El operario pincha sobre el botón <text:span text:style-name="T2">Submit </text:span><text:span text:style-name="T20">para confirmar los cambios.</text:span></text:p>
          </table:table-cell>
        </table:table-row>
        <table:table-row>
          <table:covered-table-cell/>
          <table:table-cell table:style-name="Tabla2.A2" table:number-rows-spanned="3" office:value-type="string">
            <text:p text:style-name="P28">5</text:p>
          </table:table-cell>
          <table:table-cell table:style-name="Tabla2.B2" table:number-columns-spanned="2" office:value-type="string">
            <text:p text:style-name="P29">Si el operario desease guardar dicha configuración para algún uso futuro durante otra ejecución de la aplicación,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29">5.1</text:p>
          </table:table-cell>
          <table:table-cell table:style-name="Tabla2.B2" office:value-type="string">
            <text:p text:style-name="P29">El operario debe pinchar sobre el botón <text:span text:style-name="T2">Save </text:span><text:span text:style-name="T20">para guardar de forma persistente la configuración. Una ventana de guardado emer</text:span><text:span text:style-name="T22">g</text:span><text:span text:style-name="T20">erá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29">5.2 </text:p>
          </table:table-cell>
          <table:table-cell table:style-name="Tabla2.B2" office:value-type="string">
            <text:p text:style-name="P29">Sobre la ventana emer<text:span text:style-name="T42">g</text:span>ente el operario debe elegir un nombre y una ubicación de guardado para el nuevo archivo de configuración <text:span text:style-name="T49">y pinchar sobre el botón </text:span><text:span text:style-name="T6">Save.</text:span></text:p>
          </table:table-cell>
        </table:table-row>
        <table:table-row>
          <table:table-cell table:style-name="Tabla2.A2" office:value-type="string">
            <text:p text:style-name="P14">Postcondición</text:p>
          </table:table-cell>
          <table:table-cell table:style-name="Tabla2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2.A2" table:number-rows-spanned="4" office:value-type="string">
            <text:p text:style-name="P14">Excepciones / <text:span text:style-name="T1">Rutas alternativas</text:span></text:p>
          </table:table-cell>
          <table:table-cell table:style-name="Tabla2.A2" office:value-type="string">
            <text:p text:style-name="P12">Paso</text:p>
          </table:table-cell>
          <table:table-cell table:style-name="Tabla2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8">2</text:p>
          </table:table-cell>
          <table:table-cell table:style-name="Tabla2.B2" table:number-columns-spanned="2" office:value-type="string">
            <text:p text:style-name="P29">En caso de disponer de un archivo de configuración previamente creado,</text:p>
          </table:table-cell>
          <table:covered-table-cell/>
        </table:table-row>
        <table:table-row>
          <table:covered-table-cell/>
          <table:covered-table-cell/>
          <table:table-cell table:style-name="Tabla2.A1" office:value-type="string">
            <text:p text:style-name="P10"><text:span text:style-name="T44">2A</text:span>.1</text:p>
          </table:table-cell>
          <table:table-cell table:style-name="Tabla2.B1" office:value-type="string">
            <text:p text:style-name="P29">El operario pincha sobre el botón <text:span text:style-name="T2">Load </text:span><text:span text:style-name="T20">para cargar el archivo de configuración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29"><text:span text:style-name="T44">2</text:span>A.2</text:p>
          </table:table-cell>
          <table:table-cell table:style-name="Tabla2.B2" office:value-type="string">
            <text:p text:style-name="P29">Sobre la ventana emer<text:span text:style-name="T42">g</text:span>ente, el operario selecciona el archivo de configuración deseado y pincha sobre el botón <text:span text:style-name="T2">Open.</text:span></text:p>
          </table:table-cell>
        </table:table-row>
        <table:table-row>
          <table:table-cell table:style-name="Tabla2.A2" office:value-type="string">
            <text:p text:style-name="P14">Comentarios</text:p>
          </table:table-cell>
          <table:table-cell table:style-name="Tabla2.B2" table:number-columns-spanned="3" office:value-type="string">
            <text:p text:style-name="P29">No es posible tener más de un archivo de configuración abierto al mismo tiempo. </text:p>
            <text:p text:style-name="P29">En caso de tener un archivo de configuración abierto, cualquier cambio sobre el mismo debe ser confirmado pinchando sobre el botón <text:span text:style-name="T2">Submit</text:span><text:span text:style-name="T20">.</text:span></text:p>
            <text:p text:style-name="P29"><text:span text:style-name="T20">Para guardar de forma persistente </text:span><text:span text:style-name="T21">los cambios realizados sobre un archivo de configuración se debe pinchar sobre el botón </text:span><text:span text:style-name="T3">Save</text:span><text:span text:style-name="T21">. Esta acción sobreescribirá el archivo abierto y NO creará un archivo nuevo.</text:span></text:p>
          </table:table-cell>
          <table:covered-table-cell/>
          <table:covered-table-cell/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6">CU-02</text:p>
          </table:table-cell>
          <table:table-cell table:style-name="Tabla6.B1" table:number-columns-spanned="3" office:value-type="string">
            <text:p text:style-name="P14">Carga de un mapa local en una determinada posi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Versión</text:p>
          </table:table-cell>
          <table:table-cell table:style-name="Tabla6.B2" table:number-columns-spanned="3" office:value-type="string">
            <text:p text:style-name="P41">v1.0 - 25/01/2020 - Pedro Arias Pérez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Dependencias</text:p>
          </table:table-cell>
          <table:table-cell table:style-name="Tabla6.B2" table:number-columns-spanned="3" office:value-type="string">
            <text:list xml:id="list11732176374433" text:continue-numbering="true" text:style-name="L1">
              <text:list-item>
                <text:p text:style-name="P79">El mapa local deberá ser una imagen georreferenciada con extensión <text:span text:style-name="T2">.tif</text:span> o <text:span text:style-name="T2">.ecw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Descripción</text:p>
          </table:table-cell>
          <table:table-cell table:style-name="Tabla6.B2" table:number-columns-spanned="3" office:value-type="string">
            <text:p text:style-name="P19">La aplicación deberá comportarse como se describe en el caso de uso cuando <text:span text:style-name="T2">el operario </text:span><text:span text:style-name="T3">abra un mapa local y desee modificar la posición inicial del mism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4">Precondición</text:p>
          </table:table-cell>
          <table:table-cell table:style-name="Tabla6.B2" table:number-columns-spanned="3" office:value-type="string">
            <text:p text:style-name="P20">La aplicación debe estar <text:span text:style-name="T41">abierta y </text:span>en ejecución<text:span text:style-name="T20">. </text:span><text:span text:style-name="T21">El archivo con el mapa local debe haber sido previamente descargado.</text:span></text:p>
          </table:table-cell>
          <table:covered-table-cell/>
          <table:covered-table-cell/>
        </table:table-row>
        <table:table-row>
          <table:table-cell table:style-name="Tabla6.A2" table:number-rows-spanned="12" office:value-type="string">
            <text:p text:style-name="P14">Secuencia normal</text:p>
          </table:table-cell>
          <table:table-cell table:style-name="Tabla6.A2" office:value-type="string">
            <text:p text:style-name="P14">Paso</text:p>
          </table:table-cell>
          <table:table-cell table:style-name="Tabla6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8">1</text:p>
          </table:table-cell>
          <table:table-cell table:style-name="Tabla6.B2" table:number-columns-spanned="2" office:value-type="string">
            <text:p text:style-name="P21">El operario pincha sobre <text:span text:style-name="T4">Mission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8">2</text:p>
          </table:table-cell>
          <table:table-cell table:style-name="Tabla6.B2" table:number-columns-spanned="2" office:value-type="string">
            <text:p text:style-name="P33">El operario pincha sobre el botón <text:span text:style-name="T2">Load Map </text:span><text:span text:style-name="T20">para abrir la ventana de carga de mapas locales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8">3</text:p>
          </table:table-cell>
          <table:table-cell table:style-name="Tabla6.B2" table:number-columns-spanned="2" office:value-type="string">
            <text:p text:style-name="P33">El operario pincha sobre el <text:span text:style-name="T43">primer </text:span>botón <text:span text:style-name="T2">… </text:span><text:span text:style-name="T20">para proceder a seleccionar el archivo con el mapa local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8">4</text:p>
          </table:table-cell>
          <table:table-cell table:style-name="Tabla6.B2" table:number-columns-spanned="2" office:value-type="string">
            <text:p text:style-name="P33">Sobre la ventana emergente el operario debe <text:span text:style-name="T43">buscar y</text:span> seleccionar el archivo con el mapa local y, a continuación, pinchar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34">5</text:p>
          </table:table-cell>
          <table:table-cell table:style-name="Tabla6.B2" table:number-columns-spanned="2" office:value-type="string">
            <text:p text:style-name="P33">Si el operario desease cargar un archivo con la elevaci<text:span text:style-name="T43">ón</text:span> del terreno cargado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33">5.1</text:p>
          </table:table-cell>
          <table:table-cell table:style-name="Tabla6.B2" office:value-type="string">
            <text:p text:style-name="P33">El operario pincha sobre el <text:span text:style-name="T43">segundo </text:span>botón <text:span text:style-name="T2">… </text:span><text:span text:style-name="T20">para proceder a seleccionar el archivo con </text:span><text:span text:style-name="T23">la elevación del terreno</text:span><text:span text:style-name="T20">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36">5.2</text:p>
          </table:table-cell>
          <table:table-cell table:style-name="Tabla6.B2" office:value-type="string">
            <text:p text:style-name="P35">Sobre la ventana emergente el operario debe <text:span text:style-name="T43">buscar y</text:span> seleccionar el archivo con <text:span text:style-name="T43">la elevación del terreno </text:span>y, a continuación, pinchar sobre el botón <text:span text:style-name="T2">Open.</text:span></text:p>
          </table:table-cell>
        </table:table-row>
        <table:table-row>
          <table:covered-table-cell/>
          <table:table-cell table:style-name="Tabla6.A2" table:number-rows-spanned="3" office:value-type="string">
            <text:p text:style-name="P37">6</text:p>
          </table:table-cell>
          <table:table-cell table:style-name="Tabla6.B2" table:number-columns-spanned="2" office:value-type="string">
            <text:p text:style-name="P36">Si el operario necesitase modificar la posición inicial en la que se desplega el mapa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36">6.1</text:p>
          </table:table-cell>
          <table:table-cell table:style-name="Tabla6.B2" office:value-type="string">
            <text:p text:style-name="P36">El operario pincha sobre el cuadro <text:span text:style-name="T2">Options </text:span><text:span text:style-name="T20">para desplegar las opciones del mapa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36">6.2</text:p>
          </table:table-cell>
          <table:table-cell table:style-name="Tabla6.B2" office:value-type="string">
            <text:p text:style-name="P36">El operario modifica los campos <text:span text:style-name="T2">Offset </text:span><text:span text:style-name="T20">con la posición inicial deseada.</text:span></text:p>
          </table:table-cell>
        </table:table-row>
        <table:table-row>
          <table:covered-table-cell/>
          <table:table-cell table:style-name="Tabla6.A2" office:value-type="string">
            <text:p text:style-name="P37">7</text:p>
          </table:table-cell>
          <table:table-cell table:style-name="Tabla6.B2" table:number-columns-spanned="2" office:value-type="string">
            <text:p text:style-name="P36">El operario pincha sobre el botón <text:span text:style-name="T2">OK </text:span><text:span text:style-name="T20">para confirmar los datos sobre el mapa local a abrir.</text:span></text:p>
          </table:table-cell>
          <table:covered-table-cell/>
        </table:table-row>
        <table:table-row>
          <table:table-cell table:style-name="Tabla6.A2" office:value-type="string">
            <text:p text:style-name="P14">Postcondición</text:p>
          </table:table-cell>
          <table:table-cell table:style-name="Tabla6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6.A2" table:number-rows-spanned="4" office:value-type="string">
            <text:p text:style-name="P14">Excepciones</text:p>
          </table:table-cell>
          <table:table-cell table:style-name="Tabla6.A2" office:value-type="string">
            <text:p text:style-name="P12">Paso</text:p>
          </table:table-cell>
          <table:table-cell table:style-name="Tabla6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38">6.2</text:p>
          </table:table-cell>
          <table:table-cell table:style-name="Tabla6.B2" table:number-columns-spanned="2" office:value-type="string">
            <text:p text:style-name="P39">Si la posición inicial introducida no es válida,</text:p>
          </table:table-cell>
          <table:covered-table-cell/>
        </table:table-row>
        <table:table-row>
          <table:covered-table-cell/>
          <table:covered-table-cell/>
          <table:table-cell table:style-name="Tabla6.A1" office:value-type="string">
            <text:p text:style-name="P10"><text:span text:style-name="T44">6.2</text:span>E.1</text:p>
          </table:table-cell>
          <table:table-cell table:style-name="Tabla6.B1" office:value-type="string">
            <text:p text:style-name="P39">La aplicación no mostrará ningún aviso. La escena no mostrará ninguna imagen y permanecerá en blanco.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39"><text:span text:style-name="T44">6.2</text:span>E.2</text:p>
          </table:table-cell>
          <table:table-cell table:style-name="Tabla6.B2" office:value-type="string">
            <text:p text:style-name="P39">Para cargar una posición válida se deberá repetir el caso de uso CU-02.</text:p>
          </table:table-cell>
        </table:table-row>
        <table:table-row>
          <table:table-cell table:style-name="Tabla6.A2" office:value-type="string">
            <text:p text:style-name="P14">Comentarios</text:p>
          </table:table-cell>
          <table:table-cell table:style-name="Tabla6.B2" table:number-columns-spanned="3" office:value-type="string">
            <text:p text:style-name="P18">-</text:p>
          </table:table-cell>
          <table:covered-table-cell/>
          <table:covered-table-cell/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-03</text:p>
          </table:table-cell>
          <table:table-cell table:style-name="Tabla5.B1" table:number-columns-spanned="3" office:value-type="string">
            <text:p text:style-name="P14">Creación y posterior guardado en fichero de una misión polilíne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Versión</text:p>
          </table:table-cell>
          <table:table-cell table:style-name="Tabla5.B2" table:number-columns-spanned="3" office:value-type="string">
            <text:p text:style-name="P42">v1.0 - 25/01/2020 - Pedro Arias Pérez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Dependencias</text:p>
          </table:table-cell>
          <table:table-cell table:style-name="Tabla5.B2" table:number-columns-spanned="3" office:value-type="string">
            <text:list xml:id="list11732933706759" text:continue-numbering="true" text:style-name="L1">
              <text:list-item>
                <text:p text:style-name="P80">CU-02: Carga de mapas loc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Descripción</text:p>
          </table:table-cell>
          <table:table-cell table:style-name="Tabla5.B2" table:number-columns-spanned="3" office:value-type="string">
            <text:p text:style-name="P22">La aplicación deberá comportarse como se describe en el caso de uso cuando <text:span text:style-name="T2">el operario </text:span><text:span text:style-name="T5">cree una misión polilínea y decida guardar la misión en un archiv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Precondición</text:p>
          </table:table-cell>
          <table:table-cell table:style-name="Tabla5.B2" table:number-columns-spanned="3" office:value-type="string">
            <text:p text:style-name="P22">La aplicación debe estar <text:span text:style-name="T41">abierta y </text:span>en ejecución<text:span text:style-name="T20">.</text:span></text:p>
          </table:table-cell>
          <table:covered-table-cell/>
          <table:covered-table-cell/>
        </table:table-row>
        <table:table-row>
          <table:table-cell table:style-name="Tabla5.A2" table:number-rows-spanned="11" office:value-type="string">
            <text:p text:style-name="P14">Secuencia normal</text:p>
          </table:table-cell>
          <table:table-cell table:style-name="Tabla5.A2" office:value-type="string">
            <text:p text:style-name="P14">Paso</text:p>
          </table:table-cell>
          <table:table-cell table:style-name="Tabla5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8">1</text:p>
          </table:table-cell>
          <table:table-cell table:style-name="Tabla5.B2" table:number-columns-spanned="2" office:value-type="string">
            <text:p text:style-name="P22">El operario pincha sobre <text:span text:style-name="T4">Mission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5">2</text:p>
          </table:table-cell>
          <table:table-cell table:style-name="Tabla5.B2" table:number-columns-spanned="2" office:value-type="string">
            <text:p text:style-name="P44">El operario introduce la latitud y la longitud de la posición deseada y pincha en <text:span text:style-name="T2">Search </text:span><text:span text:style-name="T20">para obtener el mapa en dicha posic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5">3</text:p>
          </table:table-cell>
          <table:table-cell table:style-name="Tabla5.B2" table:number-columns-spanned="2" office:value-type="string">
            <text:p text:style-name="P44">El operario pincha sobre <text:span text:style-name="T2">Waypoint </text:span><text:span text:style-name="T20">para abrir el creador de misiones polilíne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9">4</text:p>
          </table:table-cell>
          <table:table-cell table:style-name="Tabla5.B2" table:number-columns-spanned="2" office:value-type="string">
            <text:p text:style-name="P48">El operario pincha sobre <text:span text:style-name="T2">Take Off </text:span><text:span text:style-name="T20"><text:s/>y posteriormente pincha sobre el mapa para seleccionar el punto de despegue de la aeronave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5">5</text:p>
          </table:table-cell>
          <table:table-cell table:style-name="Tabla5.B2" table:number-columns-spanned="2" office:value-type="string">
            <text:p text:style-name="P48">El operario introduce la altura de vuelo deseada en el campo <text:span text:style-name="T2">Height </text:span><text:span text:style-name="T20">y posteriormente pincha sobre el mapa para añadir un punto de paso en la posición desead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9">6</text:p>
          </table:table-cell>
          <table:table-cell table:style-name="Tabla5.B2" table:number-columns-spanned="2" office:value-type="string">
            <text:p text:style-name="P48">El operario repetirá el Paso 5 tantas veces como puntos de paso desee añadir.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49">7</text:p>
          </table:table-cell>
          <table:table-cell table:style-name="Tabla5.B2" table:number-columns-spanned="2" office:value-type="string">
            <text:p text:style-name="P51">El operario pincha sobre <text:span text:style-name="T2">Land </text:span><text:span text:style-name="T20">y posteriormente pincha sobre el mapa para seleccionar el punto de aterrizaje de la aeronave.</text:span></text:p>
          </table:table-cell>
          <table:covered-table-cell/>
        </table:table-row>
        <table:table-row>
          <table:covered-table-cell/>
          <table:table-cell table:style-name="Tabla5.A2" table:number-rows-spanned="3" office:value-type="string">
            <text:p text:style-name="P52">8</text:p>
          </table:table-cell>
          <table:table-cell table:style-name="Tabla5.B2" table:number-columns-spanned="2" office:value-type="string">
            <text:p text:style-name="P51">Si el usuario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1">8.1</text:p>
          </table:table-cell>
          <table:table-cell table:style-name="Tabla5.B2" office:value-type="string">
            <text:p text:style-name="P30">El operario debe pinchar sobre el botón <text:span text:style-name="T2">Save </text:span><text:span text:style-name="T20">para guardar de forma persistente la </text:span><text:span text:style-name="T24">misión</text:span><text:span text:style-name="T20">. Una ventana de guardado emer</text:span><text:span text:style-name="T22">g</text:span><text:span text:style-name="T20">erá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51">8.2</text:p>
          </table:table-cell>
          <table:table-cell table:style-name="Tabla5.B2" office:value-type="string">
            <text:p text:style-name="P30">Sobre la ventana emer<text:span text:style-name="T42">g</text:span>ente el operario debe elegir un nombre y una ubicación de guardado para el nuevo archivo de <text:span text:style-name="T49">misión</text:span> <text:span text:style-name="T49">y pinchar sobre el botón </text:span><text:span text:style-name="T6">Save.</text:span></text:p>
          </table:table-cell>
        </table:table-row>
        <table:table-row>
          <table:table-cell table:style-name="Tabla5.A2" office:value-type="string">
            <text:p text:style-name="P14">Postcondición</text:p>
          </table:table-cell>
          <table:table-cell table:style-name="Tabla5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5.A2" table:number-rows-spanned="12" office:value-type="string">
            <text:p text:style-name="P14">Excepciones</text:p>
          </table:table-cell>
          <table:table-cell table:style-name="Tabla5.A2" office:value-type="string">
            <text:p text:style-name="P12">Paso</text:p>
          </table:table-cell>
          <table:table-cell table:style-name="Tabla5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5.A2" table:number-rows-spanned="2" office:value-type="string">
            <text:p text:style-name="P8">2</text:p>
          </table:table-cell>
          <table:table-cell table:style-name="Tabla5.B2" table:number-columns-spanned="2" office:value-type="string">
            <text:p text:style-name="P44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5.A1" office:value-type="string">
            <text:p text:style-name="P10"><text:span text:style-name="T44">2A</text:span>.1</text:p>
          </table:table-cell>
          <table:table-cell table:style-name="Tabla5.B1" office:value-type="string">
            <text:p text:style-name="P47">El operario debe seguir <text:span text:style-name="T44">el caso de uso </text:span><text:span text:style-name="T16">Carga de un mapa local en una determinada posición </text:span><text:span text:style-name="T35">(CU-02).</text:span></text:p>
          </table:table-cell>
        </table:table-row>
        <table:table-row>
          <table:covered-table-cell/>
          <table:table-cell table:style-name="Tabla5.A2" table:number-rows-spanned="2" office:value-type="string">
            <text:p text:style-name="P3">2</text:p>
          </table:table-cell>
          <table:table-cell table:style-name="Tabla5.B2" table:number-columns-spanned="2" office:value-type="string">
            <text:p text:style-name="P48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48">2E.1</text:p>
          </table:table-cell>
          <table:table-cell table:style-name="Tabla5.B2" office:value-type="string">
            <text:p text:style-name="P48">Se cancela el caso de uso. La acción no es realizable.</text:p>
          </table:table-cell>
        </table:table-row>
        <table:table-row>
          <table:covered-table-cell/>
          <table:table-cell table:style-name="Tabla5.A2" table:number-rows-spanned="4" office:value-type="string">
            <text:p text:style-name="P3">5</text:p>
          </table:table-cell>
          <table:table-cell table:style-name="Tabla5.B2" table:number-columns-spanned="2" office:value-type="string">
            <text:p text:style-name="P51">Si el operario desea introducir los puntos de paso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48">5A.1</text:p>
          </table:table-cell>
          <table:table-cell table:style-name="Tabla5.B2" office:value-type="string">
            <text:p text:style-name="P51">El operario pincha sobre el botón <text:span text:style-name="T2">Add Waypoint </text:span><text:span text:style-name="T20">para desplegar una ventana con la lista de puntos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51">5A.2</text:p>
          </table:table-cell>
          <table:table-cell table:style-name="Tabla5.B2" office:value-type="string">
            <text:p text:style-name="P51">Sobre esta ventana, el operario introduce en los campos <text:span text:style-name="T2">Lat</text:span><text:span text:style-name="T20">, </text:span><text:span text:style-name="T2">Lon </text:span><text:span text:style-name="T20">y </text:span><text:span text:style-name="T2">Alt </text:span><text:span text:style-name="T20">la latitud, longitud y la altura deseada para el nuevo punto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51">5A.3</text:p>
          </table:table-cell>
          <table:table-cell table:style-name="Tabla5.B2" office:value-type="string">
            <text:p text:style-name="P51">El operario pincha sobre <text:span text:style-name="T2">Add </text:span><text:span text:style-name="T20">para añadir el nuevo punto de paso a la misión.</text:span></text:p>
          </table:table-cell>
        </table:table-row>
        <table:table-row>
          <table:covered-table-cell/>
          <table:table-cell table:style-name="Tabla5.A2" table:number-rows-spanned="3" office:value-type="string">
            <text:p text:style-name="P54">5</text:p>
          </table:table-cell>
          <table:table-cell table:style-name="Tabla5.B2" table:number-columns-spanned="2" office:value-type="string">
            <text:p text:style-name="P53">Si el usuario introduciera erróneamente alguno de los puntos de paso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3">5E.1</text:p>
          </table:table-cell>
          <table:table-cell table:style-name="Tabla5.B2" office:value-type="string">
            <text:p text:style-name="P53">El operario pincha sobre el botón <text:span text:style-name="T2">Clear </text:span><text:span text:style-name="T20">para borrar la misión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53">5E.2</text:p>
          </table:table-cell>
          <table:table-cell table:style-name="Tabla5.B2" office:value-type="string">
            <text:p text:style-name="P53">El operario debe repetir este caso de uso para crear de nuevo una misión valida.</text:p>
          </table:table-cell>
        </table:table-row>
        <table:table-row>
          <table:table-cell table:style-name="Tabla5.A2" office:value-type="string">
            <text:p text:style-name="P14">Comentarios</text:p>
          </table:table-cell>
          <table:table-cell table:style-name="Tabla5.B2" table:number-columns-spanned="3" office:value-type="string">
            <text:p text:style-name="P53">N<text:span text:style-name="T40">o es posible </text:span>crear<text:span text:style-name="T40"> más de un</text:span>a misión <text:span text:style-name="T40">al mismo tiempo. </text:span></text:p>
            <text:p text:style-name="P31">En caso de tener un archivo de <text:span text:style-name="T50">misión</text:span> abierto, cualquier cambio sobre <text:span text:style-name="T50">la</text:span> mism<text:span text:style-name="T50">a</text:span><text:span text:style-name="T25"> sobreescribirá al archivo al guardar los cambios (al pinchar en el botón </text:span><text:span text:style-name="T7">Save) </text:span><text:span text:style-name="T25">y NO creará un archivo de misión nuevo.</text:span></text:p>
          </table:table-cell>
          <table:covered-table-cell/>
          <table:covered-table-cell/>
        </table:table-row>
      </table:table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7">CU-04</text:p>
          </table:table-cell>
          <table:table-cell table:style-name="Tabla8.B1" table:number-columns-spanned="3" office:value-type="string">
            <text:p text:style-name="P17">Establecimiento de conexión con la aeronav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5">Versión</text:p>
          </table:table-cell>
          <table:table-cell table:style-name="Tabla8.B2" table:number-columns-spanned="3" office:value-type="string">
            <text:p text:style-name="P43">v1.0 - 25/01/2020 - Pedro Arias Pérez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5">Dependencias</text:p>
          </table:table-cell>
          <table:table-cell table:style-name="Tabla8.B2" table:number-columns-spanned="3" office:value-type="string">
            <text:list xml:id="list11731493621928" text:continue-numbering="true" text:style-name="L1">
              <text:list-item>
                <text:p text:style-name="P78"/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5">Descripción</text:p>
          </table:table-cell>
          <table:table-cell table:style-name="Tabla8.B2" table:number-columns-spanned="3" office:value-type="string">
            <text:p text:style-name="P23">La aplicación deberá comportarse como se describe en el caso de uso cuando <text:span text:style-name="T2">el operario </text:span><text:span text:style-name="T8">establezca la conexión entre la aeronave y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5">Precondición</text:p>
          </table:table-cell>
          <table:table-cell table:style-name="Tabla8.B2" table:number-columns-spanned="3" office:value-type="string">
            <text:p text:style-name="P23">La aplicación debe estar <text:span text:style-name="T41">abierta y </text:span>en ejecución<text:span text:style-name="T20">. </text:span><text:span text:style-name="T26">La aeronave debe estar encendida y con la posición GPS detectada.</text:span></text:p>
          </table:table-cell>
          <table:covered-table-cell/>
          <table:covered-table-cell/>
        </table:table-row>
        <table:table-row>
          <table:table-cell table:style-name="Tabla8.A2" table:number-rows-spanned="4" office:value-type="string">
            <text:p text:style-name="P15">Secuencia normal</text:p>
          </table:table-cell>
          <table:table-cell table:style-name="Tabla8.A2" office:value-type="string">
            <text:p text:style-name="P15">Paso</text:p>
          </table:table-cell>
          <table:table-cell table:style-name="Tabla8.B2" table:number-columns-spanned="2" office:value-type="string">
            <text:p text:style-name="P15">Acción</text:p>
          </table:table-cell>
          <table:covered-table-cell/>
        </table:table-row>
        <table:table-row>
          <table:covered-table-cell/>
          <table:table-cell table:style-name="Tabla8.A2" office:value-type="string">
            <text:p text:style-name="P9">1</text:p>
          </table:table-cell>
          <table:table-cell table:style-name="Tabla8.B2" table:number-columns-spanned="2" office:value-type="string">
            <text:p text:style-name="P56">El operario pincha sobre el botón <text:span text:style-name="T2">Connect </text:span><text:span text:style-name="T20">para iniciar la conexión.</text:span>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57">2</text:p>
          </table:table-cell>
          <table:table-cell table:style-name="Tabla8.B2" table:number-columns-spanned="2" office:value-type="string">
            <text:p text:style-name="P56">Si la conexión se ha establecido correctamente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1"><text:span text:style-name="T51">2</text:span>.1</text:p>
          </table:table-cell>
          <table:table-cell table:style-name="Tabla8.B2" office:value-type="string">
            <text:p text:style-name="P56">La etiqueta cambiará a color verde mostrando el texto <text:span text:style-name="T2">Connected.</text:span></text:p>
          </table:table-cell>
        </table:table-row>
        <table:table-row>
          <table:table-cell table:style-name="Tabla8.A2" office:value-type="string">
            <text:p text:style-name="P15">Postcondición</text:p>
          </table:table-cell>
          <table:table-cell table:style-name="Tabla8.B2" table:number-columns-spanned="3" office:value-type="string">
            <text:p text:style-name="P40">-</text:p>
          </table:table-cell>
          <table:covered-table-cell/>
          <table:covered-table-cell/>
        </table:table-row>
        <table:table-row>
          <table:table-cell table:style-name="Tabla8.A2" table:number-rows-spanned="3" office:value-type="string">
            <text:p text:style-name="P15">Excepciones</text:p>
          </table:table-cell>
          <table:table-cell table:style-name="Tabla8.A2" office:value-type="string">
            <text:p text:style-name="P13">Paso</text:p>
          </table:table-cell>
          <table:table-cell table:style-name="Tabla8.B2" table:number-columns-spanned="2" office:value-type="string">
            <text:p text:style-name="P15">Acción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9">2</text:p>
          </table:table-cell>
          <table:table-cell table:style-name="Tabla8.B2" table:number-columns-spanned="2" office:value-type="string">
            <text:p text:style-name="P56">Si la conexión no se ha establecido o algo inesperado ha ocurrido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1">2E.1</text:p>
          </table:table-cell>
          <table:table-cell table:style-name="Tabla8.B2" office:value-type="string">
            <text:p text:style-name="P56">La aplicación debe ser reiniciada y este caso de uso debe iniciarse de nuevo.</text:p>
          </table:table-cell>
        </table:table-row>
        <table:table-row>
          <table:table-cell table:style-name="Tabla8.A2" office:value-type="string">
            <text:p text:style-name="P15">Comentarios</text:p>
          </table:table-cell>
          <table:table-cell table:style-name="Tabla8.B2" table:number-columns-spanned="3" office:value-type="string">
            <text:p text:style-name="P56">El establecimiento de conexión puede durar unos segundos en función de la aeronave en cuestión.</text:p>
          </table:table-cell>
          <table:covered-table-cell/>
          <table:covered-table-cell/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-0<text:span text:style-name="T51">5</text:span></text:p>
          </table:table-cell>
          <table:table-cell table:style-name="Tabla4.B1" table:number-columns-spanned="3" office:value-type="string">
            <text:p text:style-name="P14">Creación de una misión por patrón y posterior <text:span text:style-name="T55">validación</text:span> de la misión 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">Versión</text:p>
          </table:table-cell>
          <table:table-cell table:style-name="Tabla4.B2" table:number-columns-spanned="3" office:value-type="string">
            <text:p text:style-name="P42">v1.0 - 25/01/2020 - Pedro Arias Pérez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">Dependencias</text:p>
          </table:table-cell>
          <table:table-cell table:style-name="Tabla4.B2" table:number-columns-spanned="3" office:value-type="string">
            <text:list xml:id="list11731765978655" text:continue-numbering="true" text:style-name="L1">
              <text:list-item>
                <text:p text:style-name="P82">CU-04: Establecimiento de conexión con la aeronave.</text:p>
              </text:list-item>
              <text:list-item>
                <text:p text:style-name="P81">CU-02: Carga de mapas locales.</text:p>
              </text:list-item>
              <text:list-item>
                <text:p text:style-name="P85">CU-01: <text:span text:style-name="T47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">Descripción</text:p>
          </table:table-cell>
          <table:table-cell table:style-name="Tabla4.B2" table:number-columns-spanned="3" office:value-type="string">
            <text:p text:style-name="P23">La aplicación deberá comportarse como se describe en el caso de uso cuando <text:span text:style-name="T2">el operario </text:span><text:span text:style-name="T8">cree una misión por patrón y la envíe a la aeronave.</text:span><text:span text:style-name="T5">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4">Precondición</text:p>
          </table:table-cell>
          <table:table-cell table:style-name="Tabla4.B2" table:number-columns-spanned="3" office:value-type="string">
            <text:p text:style-name="P24">La aplicación debe estar <text:span text:style-name="T41">abierta y </text:span>en ejecución<text:span text:style-name="T20">. </text:span><text:span text:style-name="T27">La conexión con la aeronave debe estar establecida siguiendo el caso de uso</text:span><text:span text:style-name="T17"> </text:span><text:span text:style-name="T18">Establecimiento de conexión con la aeronave </text:span><text:span text:style-name="T36">(CU-04). </text:span><text:span text:style-name="T37">La aeronave debe estar caracterizada siguiento el caso de uso </text:span><text:span text:style-name="T19">Caracterización de una aeronave y su carga de pago </text:span><text:span text:style-name="T37">(CU-01).</text:span></text:p>
          </table:table-cell>
          <table:covered-table-cell/>
          <table:covered-table-cell/>
        </table:table-row>
        <table:table-row>
          <table:table-cell table:style-name="Tabla4.A2" table:number-rows-spanned="13" office:value-type="string">
            <text:p text:style-name="P14">Secuencia normal</text:p>
          </table:table-cell>
          <table:table-cell table:style-name="Tabla4.A2" office:value-type="string">
            <text:p text:style-name="P14">Paso</text:p>
          </table:table-cell>
          <table:table-cell table:style-name="Tabla4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8">1</text:p>
          </table:table-cell>
          <table:table-cell table:style-name="Tabla4.B2" table:number-columns-spanned="2" office:value-type="string">
            <text:p text:style-name="P22">El operario pincha sobre <text:span text:style-name="T4">Mission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45">2</text:p>
          </table:table-cell>
          <table:table-cell table:style-name="Tabla4.B2" table:number-columns-spanned="2" office:value-type="string">
            <text:p text:style-name="P44">El operario introduce la latitud y la longitud de la posición deseada y pincha en <text:span text:style-name="T2">Search </text:span><text:span text:style-name="T20">para obtener el mapa en dicha posici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8">3</text:p>
          </table:table-cell>
          <table:table-cell table:style-name="Tabla4.B2" table:number-columns-spanned="2" office:value-type="string">
            <text:p text:style-name="P46">El operario pincha sobre <text:span text:style-name="T9">Pattern</text:span><text:span text:style-name="T2"> </text:span><text:span text:style-name="T20">para abrir el creador de misiones </text:span><text:span text:style-name="T27">por patrón</text:span><text:span text:style-name="T20">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9">4</text:p>
          </table:table-cell>
          <table:table-cell table:style-name="Tabla4.B2" table:number-columns-spanned="2" office:value-type="string">
            <text:p text:style-name="P50">El operario introduce la altura de vuelo deseada en el campo <text:span text:style-name="T2">Height </text:span><text:span text:style-name="T28">para la misión de patr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9">5</text:p>
          </table:table-cell>
          <table:table-cell table:style-name="Tabla4.B2" table:number-columns-spanned="2" office:value-type="string">
            <text:p text:style-name="P50"><text:span text:style-name="T2"><text:s/></text:span><text:span text:style-name="T28">El operario</text:span><text:span text:style-name="T20"> pincha sobre el mapa para añadir un </text:span><text:span text:style-name="T28">vértice del polígono</text:span><text:span text:style-name="T20"> en la posición desead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9">6</text:p>
          </table:table-cell>
          <table:table-cell table:style-name="Tabla4.B2" table:number-columns-spanned="2" office:value-type="string">
            <text:p text:style-name="P50">El operario repetirá el Paso 5 tantas veces como <text:span text:style-name="T52">vértices</text:span> desee añadir <text:span text:style-name="T52">al polígono</text:span>.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9">7</text:p>
          </table:table-cell>
          <table:table-cell table:style-name="Tabla4.B2" table:number-columns-spanned="2" office:value-type="string">
            <text:p text:style-name="P60">El operario pincha sobre el botón <text:span text:style-name="T2">Close Pattern</text:span><text:span text:style-name="T20"> para generar la ruta de escaneo y la misión por patrón.</text:span></text:p>
          </table:table-cell>
          <table:covered-table-cell/>
        </table:table-row>
        <table:table-row>
          <table:covered-table-cell/>
          <table:table-cell table:style-name="Tabla4.A2" table:number-rows-spanned="3" office:value-type="string">
            <text:p text:style-name="P52">8</text:p>
          </table:table-cell>
          <table:table-cell table:style-name="Tabla4.B2" table:number-columns-spanned="2" office:value-type="string">
            <text:p text:style-name="P51">Si el <text:span text:style-name="T54">operario</text:span>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1">8.1</text:p>
          </table:table-cell>
          <table:table-cell table:style-name="Tabla4.B2" office:value-type="string">
            <text:p text:style-name="P30">El operario debe pinchar sobre el botón <text:span text:style-name="T2">Save </text:span><text:span text:style-name="T20">para guardar de forma persistente la </text:span><text:span text:style-name="T24">misión</text:span><text:span text:style-name="T20">. Una ventana de guardado emer</text:span><text:span text:style-name="T22">g</text:span><text:span text:style-name="T20">erá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51">8.2</text:p>
          </table:table-cell>
          <table:table-cell table:style-name="Tabla4.B2" office:value-type="string">
            <text:p text:style-name="P30">Sobre la ventana emer<text:span text:style-name="T42">g</text:span>ente el operario debe elegir un nombre y una ubicación de guardado para el nuevo archivo de <text:span text:style-name="T49">misión</text:span> <text:span text:style-name="T49">y pinchar sobre el botón </text:span><text:span text:style-name="T6">Save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63">9</text:p>
          </table:table-cell>
          <table:table-cell table:style-name="Tabla4.B2" table:number-columns-spanned="2" office:value-type="string">
            <text:p text:style-name="P64">Si el operario desea <text:span text:style-name="T55">validar</text:span>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64">9.1</text:p>
          </table:table-cell>
          <table:table-cell table:style-name="Tabla4.B2" office:value-type="string">
            <text:p text:style-name="P64">El operario pincha sobre el botón <text:span text:style-name="T2">Submit. </text:span><text:span text:style-name="T20">Una ventana emergente mostrara si la misión ha sido aceptada o no.</text:span></text:p>
          </table:table-cell>
        </table:table-row>
        <table:table-row>
          <table:table-cell table:style-name="Tabla4.A2" office:value-type="string">
            <text:p text:style-name="P14">Postcondición</text:p>
          </table:table-cell>
          <table:table-cell table:style-name="Tabla4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4.A2" table:number-rows-spanned="15" office:value-type="string">
            <text:p text:style-name="P14">Excepciones</text:p>
          </table:table-cell>
          <table:table-cell table:style-name="Tabla4.A2" office:value-type="string">
            <text:p text:style-name="P12">Paso</text:p>
          </table:table-cell>
          <table:table-cell table:style-name="Tabla4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4.A2" table:number-rows-spanned="2" office:value-type="string">
            <text:p text:style-name="P8">2</text:p>
          </table:table-cell>
          <table:table-cell table:style-name="Tabla4.B2" table:number-columns-spanned="2" office:value-type="string">
            <text:p text:style-name="P44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10"><text:span text:style-name="T44">2A</text:span>.1</text:p>
          </table:table-cell>
          <table:table-cell table:style-name="Tabla4.B2" office:value-type="string">
            <text:p text:style-name="P47">El operario debe seguir <text:span text:style-name="T44">el caso de uso </text:span><text:span text:style-name="T16">Carga de un mapa local en una determinada posición </text:span><text:span text:style-name="T35">(CU-02)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3">2</text:p>
          </table:table-cell>
          <table:table-cell table:style-name="Tabla4.B2" table:number-columns-spanned="2" office:value-type="string">
            <text:p text:style-name="P48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48">2E.1</text:p>
          </table:table-cell>
          <table:table-cell table:style-name="Tabla4.B2" office:value-type="string">
            <text:p text:style-name="P48">Se cancela el caso de uso. La acción no es realizable.</text:p>
          </table:table-cell>
        </table:table-row>
        <table:table-row>
          <table:covered-table-cell/>
          <table:table-cell table:style-name="Tabla4.A2" table:number-rows-spanned="4" office:value-type="string">
            <text:p text:style-name="P3">5</text:p>
          </table:table-cell>
          <table:table-cell table:style-name="Tabla4.B2" table:number-columns-spanned="2" office:value-type="string">
            <text:p text:style-name="P51">Si el operario desea introducir los <text:span text:style-name="T52">vértices</text:span>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48">5A.1</text:p>
          </table:table-cell>
          <table:table-cell table:style-name="Tabla4.B2" office:value-type="string">
            <text:p text:style-name="P51">El operario pincha sobre el botón <text:span text:style-name="T2">Add </text:span><text:span text:style-name="T10">Pattern</text:span><text:span text:style-name="T2"> </text:span><text:span text:style-name="T20">para desplegar una ventana con la lista de </text:span><text:span text:style-name="T28">vértices</text:span><text:span text:style-name="T20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51">5A.2</text:p>
          </table:table-cell>
          <table:table-cell table:style-name="Tabla4.B2" office:value-type="string">
            <text:p text:style-name="P51">Sobre esta ventana, el operario introduce en los campos <text:span text:style-name="T2">Lat</text:span><text:span text:style-name="T20"> </text:span><text:span text:style-name="T29">y </text:span><text:span text:style-name="T2">Lon </text:span><text:span text:style-name="T20">la latitud </text:span><text:span text:style-name="T29">y </text:span><text:span text:style-name="T20">longitud deseada para el nuevo </text:span><text:span text:style-name="T29">vértice</text:span><text:span text:style-name="T20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51">5A.3</text:p>
          </table:table-cell>
          <table:table-cell table:style-name="Tabla4.B2" office:value-type="string">
            <text:p text:style-name="P51">El operario pincha sobre <text:span text:style-name="T2">Add </text:span><text:span text:style-name="T20">para añadir el nuevo </text:span><text:span text:style-name="T29">vértice al polígono.</text:span></text:p>
          </table:table-cell>
        </table:table-row>
        <table:table-row>
          <table:covered-table-cell/>
          <table:table-cell table:style-name="Tabla4.A2" office:value-type="string">
            <text:p text:style-name="P54">5</text:p>
          </table:table-cell>
          <table:table-cell table:style-name="Tabla4.B2" table:number-columns-spanned="2" office:value-type="string">
            <text:p text:style-name="P53">Si el usuario introduciera erróneamente alguno de los <text:span text:style-name="T53">vértices</text:span>,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4"/>
          </table:table-cell>
          <table:table-cell table:style-name="Tabla4.B2" office:value-type="string">
            <text:p text:style-name="P53">5E.1</text:p>
          </table:table-cell>
          <table:table-cell table:style-name="Tabla4.D30" office:value-type="string">
            <text:p text:style-name="P53">El operario pincha sobre el botón <text:span text:style-name="T2">Clear </text:span><text:span text:style-name="T20">para borrar l</text:span><text:span text:style-name="T29">os vértices</text:span><text:span text:style-name="T20">.</text:span></text:p>
          </table:table-cell>
        </table:table-row>
        <table:table-row>
          <table:covered-table-cell/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3">5E.2</text:p>
          </table:table-cell>
          <table:table-cell table:style-name="Tabla4.B2" office:value-type="string">
            <text:p text:style-name="P53">El operario debe repetir este caso de uso para crear de nuevo una misión valida.</text:p>
          </table:table-cell>
        </table:table-row>
        <table:table-row>
          <table:covered-table-cell/>
          <table:table-cell table:style-name="Tabla4.A2" table:number-rows-spanned="3" office:value-type="string">
            <text:p text:style-name="P61">7</text:p>
          </table:table-cell>
          <table:table-cell table:style-name="Tabla4.B2" table:number-columns-spanned="2" office:value-type="string">
            <text:p text:style-name="P62">Si la aeronave no ha sido caracteriz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62">7E.1</text:p>
          </table:table-cell>
          <table:table-cell table:style-name="Tabla4.B2" office:value-type="string">
            <text:p text:style-name="P62">Una ventana emergente mostrará al usuario que un modelo de configuración de la aeronave no ha sido enviado.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7E.2</text:p>
          </table:table-cell>
          <table:table-cell table:style-name="Tabla4.B2" office:value-type="string">
            <text:p text:style-name="P62">El usuario debe seguir el caso de uso <text:span text:style-name="T19">Caracterización de una aeronave y su carga de pago </text:span><text:span text:style-name="T33">(CU-01) y despues continuar creando la misión por patrón siguiendo el caso de uso actual.</text:span></text:p>
          </table:table-cell>
        </table:table-row>
        <table:table-row>
          <table:table-cell table:style-name="Tabla4.A2" office:value-type="string">
            <text:p text:style-name="P14">Comentarios</text:p>
          </table:table-cell>
          <table:table-cell table:style-name="Tabla4.B2" table:number-columns-spanned="3" office:value-type="string">
            <text:p text:style-name="P55">N<text:span text:style-name="T40">o es posible </text:span>crear<text:span text:style-name="T40"> más de un</text:span>a misión <text:span text:style-name="T40">al mismo tiempo. </text:span></text:p>
            <text:p text:style-name="P32">En caso de tener un archivo de <text:span text:style-name="T50">misión</text:span> abierto, cualquier cambio sobre <text:span text:style-name="T50">la</text:span> mism<text:span text:style-name="T50">a</text:span><text:span text:style-name="T25"> sobreescribirá al archivo al guardar los cambios (al pinchar en el botón </text:span><text:span text:style-name="T7">Save) </text:span><text:span text:style-name="T25">y NO creará un archivo de misión nuevo.</text:span></text:p>
          </table:table-cell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-0<text:span text:style-name="T51">6</text:span></text:p>
          </table:table-cell>
          <table:table-cell table:style-name="Tabla3.B1" table:number-columns-spanned="3" office:value-type="string">
            <text:p text:style-name="P14">Carga de una misión en fichero, envío y seguimiento de la mis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4">Versión</text:p>
          </table:table-cell>
          <table:table-cell table:style-name="Tabla3.B2" table:number-columns-spanned="3" office:value-type="string">
            <text:p text:style-name="P42">v1.0 - 25/01/2020 - Pedro Arias Pérez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4">Dependencias</text:p>
          </table:table-cell>
          <table:table-cell table:style-name="Tabla3.B2" table:number-columns-spanned="3" office:value-type="string">
            <text:list xml:id="list11733310982514" text:continue-numbering="true" text:style-name="L1">
              <text:list-item>
                <text:p text:style-name="P83">CU-04: Establecimiento de conexión con la aeronave.</text:p>
              </text:list-item>
              <text:list-item>
                <text:p text:style-name="P86">CU-03: <text:span text:style-name="T34">Creación y posterior guardado en fichero de una misión polilínea.</text:span></text:p>
              </text:list-item>
              <text:list-item>
                <text:p text:style-name="P86">CU-05: <text:span text:style-name="T34">Creación de una misión por patrón y posterior subida de la misión a la aeronave</text:span><text:span text:style-name="T16">.</text:span></text:p>
              </text:list-item>
              <text:list-item>
                <text:p text:style-name="P87"><text:span text:style-name="T46">C</text:span><text:span text:style-name="T45">U-01: </text:span><text:span text:style-name="T48"><text:s/></text:span><text:span text:style-name="T47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4">Descripción</text:p>
          </table:table-cell>
          <table:table-cell table:style-name="Tabla3.B2" table:number-columns-spanned="3" office:value-type="string">
            <text:p text:style-name="P25">La aplicación deberá comportarse como se describe en el caso de uso cuando <text:span text:style-name="T2">el operario </text:span><text:span text:style-name="T11">carge,</text:span><text:span text:style-name="T2"> </text:span><text:span text:style-name="T11">envíe y realice el seguimiento sobre una mis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4">Precondición</text:p>
          </table:table-cell>
          <table:table-cell table:style-name="Tabla3.B2" table:number-columns-spanned="3" office:value-type="string">
            <text:p text:style-name="P25">La aplicación debe estar <text:span text:style-name="T41">abierta y </text:span>en ejecución<text:span text:style-name="T20">. </text:span><text:span text:style-name="T27">La conexión con la aeronave debe estar establecida siguiendo el caso de uso</text:span><text:span text:style-name="T17"> </text:span><text:span text:style-name="T18">Establecimiento de conexión con la aeronave </text:span><text:span text:style-name="T36">(CU-04). </text:span><text:span text:style-name="T38">Una misión debe haber sido creada y guardada en un fichero de msión previamente según los casos de uso CU-03 o CU-05.</text:span></text:p>
          </table:table-cell>
          <table:covered-table-cell/>
          <table:covered-table-cell/>
        </table:table-row>
        <table:table-row>
          <table:table-cell table:style-name="Tabla3.A2" table:number-rows-spanned="9" office:value-type="string">
            <text:p text:style-name="P14">Secuencia normal</text:p>
          </table:table-cell>
          <table:table-cell table:style-name="Tabla3.A2" office:value-type="string">
            <text:p text:style-name="P14">Paso</text:p>
          </table:table-cell>
          <table:table-cell table:style-name="Tabla3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8">1</text:p>
          </table:table-cell>
          <table:table-cell table:style-name="Tabla3.B2" table:number-columns-spanned="2" office:value-type="string">
            <text:p text:style-name="P25">El operario pincha sobre <text:span text:style-name="T4">Mission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8">2</text:p>
          </table:table-cell>
          <table:table-cell table:style-name="Tabla3.B2" table:number-columns-spanned="2" office:value-type="string">
            <text:p text:style-name="P64">El operario pincha sobre el botón <text:span text:style-name="T2">Load </text:span><text:span text:style-name="T20">para cargar un archivo de misión. 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63">3</text:p>
          </table:table-cell>
          <table:table-cell table:style-name="Tabla3.B2" table:number-columns-spanned="2" office:value-type="string">
            <text:p text:style-name="P32">Sobre la ventana emer<text:span text:style-name="T42">g</text:span>ente, el operario selecciona el archivo de <text:span text:style-name="T54">misión</text:span> deseado y pincha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68">4</text:p>
          </table:table-cell>
          <table:table-cell table:style-name="Tabla3.B2" table:number-columns-spanned="2" office:value-type="string">
            <text:p text:style-name="P69">El operario debe pinchar en el botón <text:span text:style-name="T2">Submit </text:span><text:span text:style-name="T20">para validar la misión. </text:span><text:span text:style-name="T30">Una ventana emergente mostrara si la misión ha sido aceptada o no.</text:span></text:p>
            <text:p text:style-name="P70"><text:span text:style-name="T30">Tras aceptar </text:span><text:span text:style-name="T31">la misión, se mostrará la pestaña </text:span><text:span text:style-name="T12">Checklist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68">5</text:p>
          </table:table-cell>
          <table:table-cell table:style-name="Tabla3.B2" table:number-columns-spanned="2" office:value-type="string">
            <text:p text:style-name="P65">El <text:span text:style-name="T56">operario</text:span> debe completar y validar cada una de las caja de validación. Tras ello, el usuario pinchará sobre el botón <text:span text:style-name="T2">Send mission</text:span> para enviar la misión. <text:span text:style-name="T56">Tras enviar la misión, se mostrará la pestaña </text:span><text:span text:style-name="T13">Mission</text:span><text:span text:style-name="T56">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67">6</text:p>
          </table:table-cell>
          <table:table-cell table:style-name="Tabla3.B2" table:number-columns-spanned="2" office:value-type="string">
            <text:p text:style-name="P66">El operario debe armar la aeronave pinchando sobre el botón <text:span text:style-name="T2">Arm</text:span><text:span text:style-name="T20"> y posteriormente pinchar sobre el botón </text:span><text:span text:style-name="T2">Fly </text:span><text:span text:style-name="T20">para despegar e iniciar la misión.</text:span>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67">7</text:p>
          </table:table-cell>
          <table:table-cell table:style-name="Tabla3.B2" table:number-columns-spanned="2" office:value-type="string">
            <text:p text:style-name="P66">Si el operario desea observar los parámetros de vuelo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66">7.1</text:p>
          </table:table-cell>
          <table:table-cell table:style-name="Tabla3.B2" office:value-type="string">
            <text:p text:style-name="P66">El operario pinchará sobre el cuadro de validación <text:span text:style-name="T2">Attitude </text:span><text:span text:style-name="T20">para desplegar una ventana con los útiles de navegación.</text:span></text:p>
          </table:table-cell>
        </table:table-row>
        <table:table-row>
          <table:table-cell table:style-name="Tabla3.A2" office:value-type="string">
            <text:p text:style-name="P14">Postcondición</text:p>
          </table:table-cell>
          <table:table-cell table:style-name="Tabla3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3.A2" table:number-rows-spanned="7" office:value-type="string">
            <text:p text:style-name="P14">Excepciones</text:p>
          </table:table-cell>
          <table:table-cell table:style-name="Tabla3.A2" office:value-type="string">
            <text:p text:style-name="P12">Paso</text:p>
          </table:table-cell>
          <table:table-cell table:style-name="Tabla3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68">3</text:p>
          </table:table-cell>
          <table:table-cell table:style-name="Tabla3.B2" table:number-columns-spanned="2" office:value-type="string">
            <text:p text:style-name="P64">Si el archivo de misión seleccionado es una misión por patrón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10"><text:span text:style-name="T55">3</text:span>E.1</text:p>
          </table:table-cell>
          <table:table-cell table:style-name="Tabla3.B2" office:value-type="string">
            <text:p text:style-name="P69">La aeronave debe haber sido previamente caracterizada. El operario debe seguir el caso de uso <text:span text:style-name="T19">Caracterización de una aeronave y su carga de pago </text:span><text:span text:style-name="T37">(CU-01).</text:span>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5">4</text:p>
          </table:table-cell>
          <table:table-cell table:style-name="Tabla3.B2" table:number-columns-spanned="2" office:value-type="string">
            <text:p text:style-name="P69">Si la misión no ha sido acepta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69">4E.1</text:p>
          </table:table-cell>
          <table:table-cell table:style-name="Tabla3.B2" office:value-type="string">
            <text:p text:style-name="P69">El operario deberá crear una misión válida o cargar alguna misión válida. Para crear una misión válida el operario debe seguir los casos de uso CU-03 o CU-05.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6">5</text:p>
          </table:table-cell>
          <table:table-cell table:style-name="Tabla3.B2" table:number-columns-spanned="2" office:value-type="string">
            <text:p text:style-name="P71">Si la conexión no ha sido estableci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71">5E.1</text:p>
          </table:table-cell>
          <table:table-cell table:style-name="Tabla3.B2" office:value-type="string">
            <text:p text:style-name="P66">Un aviso mostrará al operario que debe establecer la conexión antes de poder enviarla a la aeronave. El operario puede seguir <text:soft-page-break/>el caso de uso <text:span text:style-name="T8">Establecimiento de conexión con la aeronav</text:span><text:span text:style-name="T2">e </text:span><text:span text:style-name="T20">(CU-04).</text:span></text:p>
          </table:table-cell>
        </table:table-row>
        <table:table-row>
          <table:table-cell table:style-name="Tabla3.A2" office:value-type="string">
            <text:p text:style-name="P14">Comentarios</text:p>
          </table:table-cell>
          <table:table-cell table:style-name="Tabla3.B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6">CU-0<text:span text:style-name="T51">7</text:span></text:p>
          </table:table-cell>
          <table:table-cell table:style-name="Tabla7.B1" table:number-columns-spanned="3" office:value-type="string">
            <text:p text:style-name="P14">Interrupción de una misión y vuelta a cas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4">Versión</text:p>
          </table:table-cell>
          <table:table-cell table:style-name="Tabla7.B2" table:number-columns-spanned="3" office:value-type="string">
            <text:p text:style-name="P42">v1.0 - 25/01/2020 - Pedro Arias Pérez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4">Dependencias</text:p>
          </table:table-cell>
          <table:table-cell table:style-name="Tabla7.B2" table:number-columns-spanned="3" office:value-type="string">
            <text:list xml:id="list11732187081758" text:continue-numbering="true" text:style-name="L1">
              <text:list-item>
                <text:p text:style-name="P84">CU-04: Establecimiento de conexión con la aeronave.</text:p>
              </text:list-item>
              <text:list-item>
                <text:p text:style-name="P88">CU-06: <text:span text:style-name="T46">Carga de una misión en fichero, envío y seguimiento de la misión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4">Descripción</text:p>
          </table:table-cell>
          <table:table-cell table:style-name="Tabla7.B2" table:number-columns-spanned="3" office:value-type="string">
            <text:p text:style-name="P26">La aplicación deberá comportarse como se describe en el caso de uso cuando <text:span text:style-name="T2">el operario </text:span><text:span text:style-name="T14">decida interrumpir una misión en curso e iniciar una vuelta a casa</text:span><text:span text:style-name="T5">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4">Precondición</text:p>
          </table:table-cell>
          <table:table-cell table:style-name="Tabla7.B2" table:number-columns-spanned="3" office:value-type="string">
            <text:p text:style-name="P26">La aplicación debe estar <text:span text:style-name="T41">abierta y </text:span>en ejecución<text:span text:style-name="T20">. </text:span><text:span text:style-name="T27">La conexión con la aeronave debe estar establecida siguiendo el caso de uso</text:span><text:span text:style-name="T17"> </text:span><text:span text:style-name="T18">Establecimiento de conexión con la aeronave </text:span><text:span text:style-name="T36">(CU-04). </text:span><text:span text:style-name="T39">Una misión debe estar en curso, para realizar una misión el caso de uso </text:span><text:span text:style-name="T16">Carga de una misión en fichero, envío y seguimiento de la misión </text:span><text:span text:style-name="T39">(CU-06) explica el procedimiento.</text:span></text:p>
          </table:table-cell>
          <table:covered-table-cell/>
          <table:covered-table-cell/>
        </table:table-row>
        <table:table-row>
          <table:table-cell table:style-name="Tabla7.A2" table:number-rows-spanned="3" office:value-type="string">
            <text:p text:style-name="P14">Secuencia normal</text:p>
          </table:table-cell>
          <table:table-cell table:style-name="Tabla7.A2" office:value-type="string">
            <text:p text:style-name="P14">Paso</text:p>
          </table:table-cell>
          <table:table-cell table:style-name="Tabla7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8">1</text:p>
          </table:table-cell>
          <table:table-cell table:style-name="Tabla7.B2" table:number-columns-spanned="2" office:value-type="string">
            <text:p text:style-name="P26">El operario pincha sobre <text:span text:style-name="T14">Follow</text:span><text:span text:style-name="T20"> para desplegar dicha pestaña.</text:span>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8">2</text:p>
          </table:table-cell>
          <table:table-cell table:style-name="Tabla7.B2" table:number-columns-spanned="2" office:value-type="string">
            <text:p text:style-name="P72">El operario pincha sobre el botón <text:span text:style-name="T2">RTL </text:span><text:span text:style-name="T20">para iniciar la vuelta a casa.</text:span></text:p>
          </table:table-cell>
          <table:covered-table-cell/>
        </table:table-row>
        <table:table-row>
          <table:table-cell table:style-name="Tabla7.A2" office:value-type="string">
            <text:p text:style-name="P14">Postcondición</text:p>
          </table:table-cell>
          <table:table-cell table:style-name="Tabla7.B2" table:number-columns-spanned="3" office:value-type="string">
            <text:p text:style-name="P18">-</text:p>
          </table:table-cell>
          <table:covered-table-cell/>
          <table:covered-table-cell/>
        </table:table-row>
        <table:table-row>
          <table:table-cell table:style-name="Tabla7.A2" table:number-rows-spanned="4" office:value-type="string">
            <text:p text:style-name="P14">Excepciones</text:p>
          </table:table-cell>
          <table:table-cell table:style-name="Tabla7.A2" office:value-type="string">
            <text:p text:style-name="P12">Paso</text:p>
          </table:table-cell>
          <table:table-cell table:style-name="Tabla7.B2" table:number-columns-spanned="2" office:value-type="string">
            <text:p text:style-name="P14">Acción</text:p>
          </table:table-cell>
          <table:covered-table-cell/>
        </table:table-row>
        <table:table-row>
          <table:covered-table-cell/>
          <table:table-cell table:style-name="Tabla7.A2" table:number-rows-spanned="3" office:value-type="string">
            <text:p text:style-name="P8">2</text:p>
          </table:table-cell>
          <table:table-cell table:style-name="Tabla7.B2" table:number-columns-spanned="2" office:value-type="string">
            <text:p text:style-name="P72">Si el operario decide anular la vuelta a casa,</text:p>
          </table:table-cell>
          <table:covered-table-cell/>
        </table:table-row>
        <table:table-row>
          <table:covered-table-cell/>
          <table:covered-table-cell/>
          <table:table-cell table:style-name="Tabla7.A2" office:value-type="string">
            <text:p text:style-name="P10">2<text:span text:style-name="T57">A</text:span>.1.<text:span text:style-name="T57">1</text:span></text:p>
          </table:table-cell>
          <table:table-cell table:style-name="Tabla7.B2" office:value-type="string">
            <text:p text:style-name="P72">El operario puede pinchar sobre el botón <text:span text:style-name="T2">Loiter </text:span><text:span text:style-name="T20">para mantener la posición actual.</text:span>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74">2A.1.2</text:p>
          </table:table-cell>
          <table:table-cell table:style-name="Tabla7.B2" office:value-type="string">
            <text:p text:style-name="P73">El operario puede pinchar sobre el botón <text:span text:style-name="T15">Resume</text:span><text:span text:style-name="T2"> </text:span><text:span text:style-name="T20">para </text:span><text:span text:style-name="T32">restaurar la misión interrumpida.</text:span></text:p>
          </table:table-cell>
        </table:table-row>
        <table:table-row>
          <table:table-cell table:style-name="Tabla7.A2" office:value-type="string">
            <text:p text:style-name="P14">Comentarios</text:p>
          </table:table-cell>
          <table:table-cell table:style-name="Tabla7.B2" table:number-columns-spanned="3" office:value-type="string">
            <text:p text:style-name="P18">-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1:58:23.687694844</meta:creation-date>
    <dc:date>2020-02-26T01:17:31.073414953</dc:date>
    <meta:editing-duration>PT39M58S</meta:editing-duration>
    <meta:editing-cycles>7</meta:editing-cycles>
    <meta:generator>LibreOffice/6.0.7.3$Linux_X86_64 LibreOffice_project/00m0$Build-3</meta:generator>
    <meta:document-statistic meta:table-count="7" meta:image-count="0" meta:object-count="0" meta:page-count="11" meta:paragraph-count="347" meta:word-count="2586" meta:character-count="14961" meta:non-whitespace-character-count="12725"/>
  </office:meta>
</office:document-meta>
</file>